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nb mots</text:p>
          </table:table-cell>
          <table:table-cell office:value-type="string" calcext:value-type="string">
            <text:p>duree en sec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end_time_s</text:p>
          </table:table-cell>
          <table:table-cell office:value-type="string" calcext:value-type="string">
            <text:p>marque fin en min,sec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ébut</text:p>
          </table:table-cell>
          <table:table-cell office:value-type="string" calcext:value-type="string">
            <text:p>SEQ1</text:p>
          </table:table-cell>
          <table:table-cell office:value-type="float" office:value="0" calcext:value-type="float">
            <text:p>0</text:p>
          </table:table-cell>
          <table:table-cell table:formula="of:=[.F3]-[.F2]" office:value-type="float" office:value="62" calcext:value-type="float">
            <text:p>62</text:p>
          </table:table-cell>
          <table:table-cell table:formula="of:=[.C3]/[.D3]" office:value-type="float" office:value="0" calcext:value-type="float">
            <text:p>0</text:p>
          </table:table-cell>
          <table:table-cell table:formula="of:==INT([.G3])*60 + ROUND(([.G3] - INT([.G3]))*100; 0)" office:value-type="float" office:value="62" calcext:value-type="float">
            <text:p>62</text:p>
          </table:table-cell>
          <table:table-cell table:number-columns-repeated="2"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et 2 font 5</text:p>
          </table:table-cell>
          <table:table-cell office:value-type="string" calcext:value-type="string">
            <text:p>SEQ2</text:p>
          </table:table-cell>
          <table:table-cell office:value-type="float" office:value="18" calcext:value-type="float">
            <text:p>18</text:p>
          </table:table-cell>
          <table:table-cell table:formula="of:=[.F4]-[.F3]" office:value-type="float" office:value="10" calcext:value-type="float">
            <text:p>10</text:p>
          </table:table-cell>
          <table:table-cell table:formula="of:=[.C4]/[.D4]" office:value-type="float" office:value="1.8" calcext:value-type="float">
            <text:p>1,8</text:p>
          </table:table-cell>
          <table:table-cell table:formula="of:==INT([.G4])*60 + ROUND(([.G4] - INT([.G4]))*100; 0)" office:value-type="float" office:value="72" calcext:value-type="float">
            <text:p>72</text:p>
          </table:table-cell>
          <table:table-cell office:value-type="float" office:value="1.12" calcext:value-type="float">
            <text:p>1,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ique</text:p>
          </table:table-cell>
          <table:table-cell office:value-type="string" calcext:value-type="string">
            <text:p>SEQ3</text:p>
          </table:table-cell>
          <table:table-cell office:value-type="float" office:value="0" calcext:value-type="float">
            <text:p>0</text:p>
          </table:table-cell>
          <table:table-cell table:formula="of:=[.F5]-[.F4]" office:value-type="float" office:value="40" calcext:value-type="float">
            <text:p>40</text:p>
          </table:table-cell>
          <table:table-cell table:formula="of:=[.C5]/[.D5]" office:value-type="float" office:value="0" calcext:value-type="float">
            <text:p>0</text:p>
          </table:table-cell>
          <table:table-cell table:formula="of:==INT([.G5])*60 + ROUND(([.G5] - INT([.G5]))*100; 0)" office:value-type="float" office:value="112" calcext:value-type="float">
            <text:p>112</text:p>
          </table:table-cell>
          <table:table-cell office:value-type="float" office:value="1.52" calcext:value-type="float">
            <text:p>1,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urent</text:p>
          </table:table-cell>
          <table:table-cell office:value-type="string" calcext:value-type="string">
            <text:p>SEQ4</text:p>
          </table:table-cell>
          <table:table-cell office:value-type="float" office:value="596" calcext:value-type="float">
            <text:p>596</text:p>
          </table:table-cell>
          <table:table-cell table:formula="of:=[.F6]-[.F5]" office:value-type="float" office:value="549" calcext:value-type="float">
            <text:p>549</text:p>
          </table:table-cell>
          <table:table-cell table:formula="of:=[.C6]/[.D6]" office:value-type="float" office:value="1.0856102003643" calcext:value-type="float">
            <text:p>1,0856102003643</text:p>
          </table:table-cell>
          <table:table-cell table:formula="of:==INT([.G6])*60 + ROUND(([.G6] - INT([.G6]))*100; 0)" office:value-type="float" office:value="661" calcext:value-type="float">
            <text:p>661</text:p>
          </table:table-cell>
          <table:table-cell office:value-type="float" office:value="11.01" calcext:value-type="float">
            <text:p>11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utations sans paroles</text:p>
          </table:table-cell>
          <table:table-cell office:value-type="string" calcext:value-type="string">
            <text:p>SEQ5</text:p>
          </table:table-cell>
          <table:table-cell office:value-type="float" office:value="0" calcext:value-type="float">
            <text:p>0</text:p>
          </table:table-cell>
          <table:table-cell table:formula="of:=[.F7]-[.F6]" office:value-type="float" office:value="35" calcext:value-type="float">
            <text:p>35</text:p>
          </table:table-cell>
          <table:table-cell table:formula="of:=[.C7]/[.D7]" office:value-type="float" office:value="0" calcext:value-type="float">
            <text:p>0</text:p>
          </table:table-cell>
          <table:table-cell table:formula="of:==INT([.G7])*60 + ROUND(([.G7] - INT([.G7]))*100; 0)" office:value-type="float" office:value="696" calcext:value-type="float">
            <text:p>696</text:p>
          </table:table-cell>
          <table:table-cell office:value-type="float" office:value="11.36" calcext:value-type="float">
            <text:p>11,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éralde/Toinette</text:p>
          </table:table-cell>
          <table:table-cell office:value-type="string" calcext:value-type="string">
            <text:p>SEQ6</text:p>
          </table:table-cell>
          <table:table-cell office:value-type="float" office:value="344" calcext:value-type="float">
            <text:p>344</text:p>
          </table:table-cell>
          <table:table-cell table:formula="of:=[.F8]-[.F7]" office:value-type="float" office:value="134" calcext:value-type="float">
            <text:p>134</text:p>
          </table:table-cell>
          <table:table-cell table:formula="of:=[.C8]/[.D8]" office:value-type="float" office:value="2.56716417910448" calcext:value-type="float">
            <text:p>2,56716417910448</text:p>
          </table:table-cell>
          <table:table-cell table:formula="of:==INT([.G8])*60 + ROUND(([.G8] - INT([.G8]))*100; 0)" office:value-type="float" office:value="830" calcext:value-type="float">
            <text:p>830</text:p>
          </table:table-cell>
          <table:table-cell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in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élique/Toinette</text:p>
          </table:table-cell>
          <table:table-cell office:value-type="string" calcext:value-type="string">
            <text:p>SEQ7</text:p>
          </table:table-cell>
          <table:table-cell office:value-type="float" office:value="444" calcext:value-type="float">
            <text:p>444</text:p>
          </table:table-cell>
          <table:table-cell table:formula="of:=[.F9]-[.F8]" office:value-type="float" office:value="165" calcext:value-type="float">
            <text:p>165</text:p>
          </table:table-cell>
          <table:table-cell table:formula="of:=[.C9]/[.D9]" office:value-type="float" office:value="2.69090909090909" calcext:value-type="float">
            <text:p>2,69090909090909</text:p>
          </table:table-cell>
          <table:table-cell table:formula="of:==INT([.G9])*60 + ROUND(([.G9] - INT([.G9]))*100; 0)" office:value-type="float" office:value="995" calcext:value-type="float">
            <text:p>995</text:p>
          </table:table-cell>
          <table:table-cell office:value-type="float" office:value="16.35" calcext:value-type="float">
            <text:p>16,35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alde/ Ange</text:p>
          </table:table-cell>
          <table:table-cell office:value-type="string" calcext:value-type="string">
            <text:p>SEQ8</text:p>
          </table:table-cell>
          <table:table-cell office:value-type="float" office:value="519" calcext:value-type="float">
            <text:p>519</text:p>
          </table:table-cell>
          <table:table-cell table:formula="of:=[.F10]-[.F9]" office:value-type="float" office:value="218" calcext:value-type="float">
            <text:p>218</text:p>
          </table:table-cell>
          <table:table-cell table:formula="of:=[.C10]/[.D10]" office:value-type="float" office:value="2.38073394495413" calcext:value-type="float">
            <text:p>2,38073394495413</text:p>
          </table:table-cell>
          <table:table-cell table:formula="of:==INT([.G10])*60 + ROUND(([.G10] - INT([.G10]))*100; 0)" office:value-type="float" office:value="1213" calcext:value-type="float">
            <text:p>1213</text:p>
          </table:table-cell>
          <table:table-cell office:value-type="float" office:value="20.13" calcext:value-type="float">
            <text:p>20,13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alde toinette</text:p>
          </table:table-cell>
          <table:table-cell office:value-type="string" calcext:value-type="string">
            <text:p>SEQ9</text:p>
          </table:table-cell>
          <table:table-cell office:value-type="float" office:value="663" calcext:value-type="float">
            <text:p>663</text:p>
          </table:table-cell>
          <table:table-cell table:formula="of:=[.F11]-[.F10]" office:value-type="float" office:value="230" calcext:value-type="float">
            <text:p>230</text:p>
          </table:table-cell>
          <table:table-cell table:formula="of:=[.C11]/[.D11]" office:value-type="float" office:value="2.88260869565217" calcext:value-type="float">
            <text:p>2,88260869565217</text:p>
          </table:table-cell>
          <table:table-cell table:formula="of:==INT([.G11])*60 + ROUND(([.G11] - INT([.G11]))*100; 0)" office:value-type="float" office:value="1443" calcext:value-type="float">
            <text:p>1443</text:p>
          </table:table-cell>
          <table:table-cell office:value-type="float" office:value="24.03" calcext:value-type="float">
            <text:p>24,03</text:p>
          </table:table-cell>
          <table:table-cell office:value-type="float" office:value="10.1" calcext:value-type="float">
            <text:p>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lence</text:p>
          </table:table-cell>
          <table:table-cell office:value-type="string" calcext:value-type="string">
            <text:p>SEQ10</text:p>
          </table:table-cell>
          <table:table-cell office:value-type="float" office:value="0" calcext:value-type="float">
            <text:p>0</text:p>
          </table:table-cell>
          <table:table-cell table:formula="of:=[.F12]-[.F11]" office:value-type="float" office:value="62" calcext:value-type="float">
            <text:p>62</text:p>
          </table:table-cell>
          <table:table-cell table:formula="of:=[.C12]/[.D12]" office:value-type="float" office:value="0" calcext:value-type="float">
            <text:p>0</text:p>
          </table:table-cell>
          <table:table-cell table:formula="of:==INT([.G12])*60 + ROUND(([.G12] - INT([.G12]))*100; 0)" office:value-type="float" office:value="1505" calcext:value-type="float">
            <text:p>1505</text:p>
          </table:table-cell>
          <table:table-cell office:value-type="float" office:value="25.05" calcext:value-type="float">
            <text:p>25,05</text:p>
          </table:table-cell>
          <table:table-cell office:value-type="float" office:value="11.12" calcext:value-type="float">
            <text:p>11,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alde toinette</text:p>
          </table:table-cell>
          <table:table-cell office:value-type="string" calcext:value-type="string">
            <text:p>SEQ11</text:p>
          </table:table-cell>
          <table:table-cell office:value-type="float" office:value="150" calcext:value-type="float">
            <text:p>150</text:p>
          </table:table-cell>
          <table:table-cell table:formula="of:=[.F13]-[.F12]" office:value-type="float" office:value="56" calcext:value-type="float">
            <text:p>56</text:p>
          </table:table-cell>
          <table:table-cell table:formula="of:=[.C13]/[.D13]" office:value-type="float" office:value="2.67857142857143" calcext:value-type="float">
            <text:p>2,67857142857143</text:p>
          </table:table-cell>
          <table:table-cell table:formula="of:==INT([.G13])*60 + ROUND(([.G13] - INT([.G13]))*100; 0)" office:value-type="float" office:value="1561" calcext:value-type="float">
            <text:p>1561</text:p>
          </table:table-cell>
          <table:table-cell office:value-type="float" office:value="26.01" calcext:value-type="float">
            <text:p>26,01</text:p>
          </table:table-cell>
          <table:table-cell office:value-type="float" office:value="12.08" calcext:value-type="float">
            <text:p>12,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alde beline</text:p>
          </table:table-cell>
          <table:table-cell office:value-type="string" calcext:value-type="string">
            <text:p>SEQ12</text:p>
          </table:table-cell>
          <table:table-cell office:value-type="float" office:value="204" calcext:value-type="float">
            <text:p>204</text:p>
          </table:table-cell>
          <table:table-cell table:formula="of:=[.F14]-[.F13]" office:value-type="float" office:value="94" calcext:value-type="float">
            <text:p>94</text:p>
          </table:table-cell>
          <table:table-cell table:formula="of:=[.C14]/[.D14]" office:value-type="float" office:value="2.17021276595745" calcext:value-type="float">
            <text:p>2,17021276595745</text:p>
          </table:table-cell>
          <table:table-cell table:formula="of:==INT([.G14])*60 + ROUND(([.G14] - INT([.G14]))*100; 0)" office:value-type="float" office:value="1655" calcext:value-type="float">
            <text:p>1655</text:p>
          </table:table-cell>
          <table:table-cell office:value-type="float" office:value="27.35" calcext:value-type="float">
            <text:p>27,35</text:p>
          </table:table-cell>
          <table:table-cell office:value-type="float" office:value="13.42" calcext:value-type="float">
            <text:p>13,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line toinette</text:p>
          </table:table-cell>
          <table:table-cell office:value-type="string" calcext:value-type="string">
            <text:p>SEQ13</text:p>
          </table:table-cell>
          <table:table-cell office:value-type="float" office:value="149" calcext:value-type="float">
            <text:p>149</text:p>
          </table:table-cell>
          <table:table-cell table:formula="of:=[.F15]-[.F14]" office:value-type="float" office:value="58" calcext:value-type="float">
            <text:p>58</text:p>
          </table:table-cell>
          <table:table-cell table:formula="of:=[.C15]/[.D15]" office:value-type="float" office:value="2.56896551724138" calcext:value-type="float">
            <text:p>2,56896551724138</text:p>
          </table:table-cell>
          <table:table-cell table:formula="of:==INT([.G15])*60 + ROUND(([.G15] - INT([.G15]))*100; 0)" office:value-type="float" office:value="1713" calcext:value-type="float">
            <text:p>1713</text:p>
          </table:table-cell>
          <table:table-cell office:value-type="float" office:value="28.33" calcext:value-type="float">
            <text:p>28,33</text:p>
          </table:table-cell>
          <table:table-cell table:style-name="ce2" office:value-type="float" office:value="27.46" calcext:value-type="float">
            <text:p>27,46</text:p>
          </table:table-cell>
          <table:table-cell/>
          <table:table-cell office:value-type="string" calcext:value-type="string">
            <text:p>fin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ine beralde</text:p>
          </table:table-cell>
          <table:table-cell office:value-type="string" calcext:value-type="string">
            <text:p>SEQ14</text:p>
          </table:table-cell>
          <table:table-cell office:value-type="float" office:value="243" calcext:value-type="float">
            <text:p>243</text:p>
          </table:table-cell>
          <table:table-cell table:formula="of:=[.F16]-[.F15]" office:value-type="float" office:value="134" calcext:value-type="float">
            <text:p>134</text:p>
          </table:table-cell>
          <table:table-cell table:formula="of:=[.C16]/[.D16]" office:value-type="float" office:value="1.8134328358209" calcext:value-type="float">
            <text:p>1,8134328358209</text:p>
          </table:table-cell>
          <table:table-cell table:formula="of:==INT([.G16])*60 + ROUND(([.G16] - INT([.G16]))*100; 0)" office:value-type="float" office:value="1847" calcext:value-type="float">
            <text:p>1847</text:p>
          </table:table-cell>
          <table:table-cell office:value-type="float" office:value="30.47" calcext:value-type="float">
            <text:p>30,47</text:p>
          </table:table-cell>
          <table:table-cell office:value-type="float" office:value="3.01" calcext:value-type="float">
            <text:p>3,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aire </text:p>
          </table:table-cell>
          <table:table-cell office:value-type="string" calcext:value-type="string">
            <text:p>SEQ15</text:p>
          </table:table-cell>
          <table:table-cell office:value-type="float" office:value="746" calcext:value-type="float">
            <text:p>746</text:p>
          </table:table-cell>
          <table:table-cell table:formula="of:=[.F17]-[.F16]" office:value-type="float" office:value="295" calcext:value-type="float">
            <text:p>295</text:p>
          </table:table-cell>
          <table:table-cell table:formula="of:=[.C17]/[.D17]" office:value-type="float" office:value="2.52881355932203" calcext:value-type="float">
            <text:p>2,52881355932203</text:p>
          </table:table-cell>
          <table:table-cell table:formula="of:==INT([.G17])*60 + ROUND(([.G17] - INT([.G17]))*100; 0)" office:value-type="float" office:value="2142" calcext:value-type="float">
            <text:p>2142</text:p>
          </table:table-cell>
          <table:table-cell office:value-type="float" office:value="35.42" calcext:value-type="float">
            <text:p>35,42</text:p>
          </table:table-cell>
          <table:table-cell office:value-type="float" office:value="7.56" calcext:value-type="float">
            <text:p>7,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inette ange</text:p>
          </table:table-cell>
          <table:table-cell office:value-type="string" calcext:value-type="string">
            <text:p>SEQ16</text:p>
          </table:table-cell>
          <table:table-cell office:value-type="float" office:value="22" calcext:value-type="float">
            <text:p>22</text:p>
          </table:table-cell>
          <table:table-cell table:formula="of:=[.F18]-[.F17]" office:value-type="float" office:value="41" calcext:value-type="float">
            <text:p>41</text:p>
          </table:table-cell>
          <table:table-cell table:formula="of:=[.C18]/[.D18]" office:value-type="float" office:value="0.536585365853659" calcext:value-type="float">
            <text:p>0,536585365853659</text:p>
          </table:table-cell>
          <table:table-cell table:formula="of:==INT([.G18])*60 + ROUND(([.G18] - INT([.G18]))*100; 0)" office:value-type="float" office:value="2183" calcext:value-type="float">
            <text:p>2183</text:p>
          </table:table-cell>
          <table:table-cell office:value-type="float" office:value="36.23" calcext:value-type="float">
            <text:p>36,23</text:p>
          </table:table-cell>
          <table:table-cell office:value-type="float" office:value="8.27" calcext:value-type="float">
            <text:p>8,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i</text:p>
          </table:table-cell>
          <table:table-cell office:value-type="string" calcext:value-type="string">
            <text:p>SEQ17</text:p>
          </table:table-cell>
          <table:table-cell office:value-type="float" office:value="0" calcext:value-type="float">
            <text:p>0</text:p>
          </table:table-cell>
          <table:table-cell table:formula="of:=[.F19]-[.F18]" office:value-type="float" office:value="110" calcext:value-type="float">
            <text:p>110</text:p>
          </table:table-cell>
          <table:table-cell table:formula="of:=[.C19]/[.D19]" office:value-type="float" office:value="0" calcext:value-type="float">
            <text:p>0</text:p>
          </table:table-cell>
          <table:table-cell table:formula="of:==INT([.G19])*60 + ROUND(([.G19] - INT([.G19]))*100; 0)" office:value-type="float" office:value="2293" calcext:value-type="float">
            <text:p>2293</text:p>
          </table:table-cell>
          <table:table-cell office:value-type="float" office:value="38.13" calcext:value-type="float">
            <text:p>38,13</text:p>
          </table:table-cell>
          <table:table-cell office:value-type="float" office:value="10.27" calcext:value-type="float">
            <text:p>10,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ante toinette</text:p>
          </table:table-cell>
          <table:table-cell office:value-type="string" calcext:value-type="string">
            <text:p>SEQ18</text:p>
          </table:table-cell>
          <table:table-cell office:value-type="float" office:value="172" calcext:value-type="float">
            <text:p>172</text:p>
          </table:table-cell>
          <table:table-cell table:formula="of:=[.F20]-[.F19]" office:value-type="float" office:value="77" calcext:value-type="float">
            <text:p>77</text:p>
          </table:table-cell>
          <table:table-cell table:formula="of:=[.C20]/[.D20]" office:value-type="float" office:value="2.23376623376623" calcext:value-type="float">
            <text:p>2,23376623376623</text:p>
          </table:table-cell>
          <table:table-cell table:formula="of:==INT([.G20])*60 + ROUND(([.G20] - INT([.G20]))*100; 0)" office:value-type="float" office:value="2370" calcext:value-type="float">
            <text:p>2370</text:p>
          </table:table-cell>
          <table:table-cell office:value-type="float" office:value="39.3" calcext:value-type="float">
            <text:p>39,3</text:p>
          </table:table-cell>
          <table:table-cell office:value-type="float" office:value="11.44" calcext:value-type="float">
            <text:p>11,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alde toinette</text:p>
          </table:table-cell>
          <table:table-cell office:value-type="string" calcext:value-type="string">
            <text:p>SEQ19</text:p>
          </table:table-cell>
          <table:table-cell office:value-type="float" office:value="90" calcext:value-type="float">
            <text:p>90</text:p>
          </table:table-cell>
          <table:table-cell table:formula="of:=[.F21]-[.F20]" office:value-type="float" office:value="37" calcext:value-type="float">
            <text:p>37</text:p>
          </table:table-cell>
          <table:table-cell table:formula="of:=[.C21]/[.D21]" office:value-type="float" office:value="2.43243243243243" calcext:value-type="float">
            <text:p>2,43243243243243</text:p>
          </table:table-cell>
          <table:table-cell table:formula="of:==INT([.G21])*60 + ROUND(([.G21] - INT([.G21]))*100; 0)" office:value-type="float" office:value="2407" calcext:value-type="float">
            <text:p>2407</text:p>
          </table:table-cell>
          <table:table-cell office:value-type="float" office:value="40.07" calcext:value-type="float">
            <text:p>40,07</text:p>
          </table:table-cell>
          <table:table-cell office:value-type="float" office:value="12.21" calcext:value-type="float">
            <text:p>12,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ante toinette beralde</text:p>
          </table:table-cell>
          <table:table-cell office:value-type="string" calcext:value-type="string">
            <text:p>SEQ20</text:p>
          </table:table-cell>
          <table:table-cell office:value-type="float" office:value="252" calcext:value-type="float">
            <text:p>252</text:p>
          </table:table-cell>
          <table:table-cell table:formula="of:=[.F22]-[.F21]" office:value-type="float" office:value="118" calcext:value-type="float">
            <text:p>118</text:p>
          </table:table-cell>
          <table:table-cell table:formula="of:=[.C22]/[.D22]" office:value-type="float" office:value="2.13559322033898" calcext:value-type="float">
            <text:p>2,13559322033898</text:p>
          </table:table-cell>
          <table:table-cell table:formula="of:==INT([.G22])*60 + ROUND(([.G22] - INT([.G22]))*100; 0)" office:value-type="float" office:value="2525" calcext:value-type="float">
            <text:p>2525</text:p>
          </table:table-cell>
          <table:table-cell office:value-type="float" office:value="42.05" calcext:value-type="float">
            <text:p>42,05</text:p>
          </table:table-cell>
          <table:table-cell table:style-name="ce2" office:value-type="float" office:value="41.39" calcext:value-type="float">
            <text:p>41,39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fin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te beralde ange toinette</text:p>
          </table:table-cell>
          <table:table-cell office:value-type="string" calcext:value-type="string">
            <text:p>SEQ21</text:p>
          </table:table-cell>
          <table:table-cell office:value-type="float" office:value="312" calcext:value-type="float">
            <text:p>312</text:p>
          </table:table-cell>
          <table:table-cell table:formula="of:=[.F23]-[.F22]" office:value-type="float" office:value="137" calcext:value-type="float">
            <text:p>137</text:p>
          </table:table-cell>
          <table:table-cell table:formula="of:=[.C23]/[.D23]" office:value-type="float" office:value="2.27737226277372" calcext:value-type="float">
            <text:p>2,27737226277372</text:p>
          </table:table-cell>
          <table:table-cell table:formula="of:==INT([.G23])*60 + ROUND(([.G23] - INT([.G23]))*100; 0)" office:value-type="float" office:value="2662" calcext:value-type="float">
            <text:p>2662</text:p>
          </table:table-cell>
          <table:table-cell office:value-type="float" office:value="44.22" calcext:value-type="float">
            <text:p>44,22</text:p>
          </table:table-cell>
          <table:table-cell office:value-type="float" office:value="2.43" calcext:value-type="float">
            <text:p>2,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rée diaf</text:p>
          </table:table-cell>
          <table:table-cell office:value-type="string" calcext:value-type="string">
            <text:p>SEQ22</text:p>
          </table:table-cell>
          <table:table-cell office:value-type="float" office:value="0" calcext:value-type="float">
            <text:p>0</text:p>
          </table:table-cell>
          <table:table-cell table:formula="of:=[.F24]-[.F23]" office:value-type="float" office:value="34" calcext:value-type="float">
            <text:p>34</text:p>
          </table:table-cell>
          <table:table-cell table:formula="of:=[.C24]/[.D24]" office:value-type="float" office:value="0" calcext:value-type="float">
            <text:p>0</text:p>
          </table:table-cell>
          <table:table-cell table:formula="of:==INT([.G24])*60 + ROUND(([.G24] - INT([.G24]))*100; 0)" office:value-type="float" office:value="2696" calcext:value-type="float">
            <text:p>2696</text:p>
          </table:table-cell>
          <table:table-cell office:value-type="float" office:value="44.56" calcext:value-type="float">
            <text:p>44,56</text:p>
          </table:table-cell>
          <table:table-cell office:value-type="float" office:value="3.17" calcext:value-type="float">
            <text:p>3,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f beralde</text:p>
          </table:table-cell>
          <table:table-cell office:value-type="string" calcext:value-type="string">
            <text:p>SEQ23</text:p>
          </table:table-cell>
          <table:table-cell office:value-type="float" office:value="158" calcext:value-type="float">
            <text:p>158</text:p>
          </table:table-cell>
          <table:table-cell table:formula="of:=[.F25]-[.F24]" office:value-type="float" office:value="113" calcext:value-type="float">
            <text:p>113</text:p>
          </table:table-cell>
          <table:table-cell table:formula="of:=[.C25]/[.D25]" office:value-type="float" office:value="1.39823008849558" calcext:value-type="float">
            <text:p>1,39823008849558</text:p>
          </table:table-cell>
          <table:table-cell table:formula="of:==INT([.G25])*60 + ROUND(([.G25] - INT([.G25]))*100; 0)" office:value-type="float" office:value="2809" calcext:value-type="float">
            <text:p>2809</text:p>
          </table:table-cell>
          <table:table-cell office:value-type="float" office:value="46.49" calcext:value-type="float">
            <text:p>46,49</text:p>
          </table:table-cell>
          <table:table-cell office:value-type="float" office:value="5.1" calcext:value-type="float">
            <text:p>5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liments</text:p>
          </table:table-cell>
          <table:table-cell office:value-type="string" calcext:value-type="string">
            <text:p>SEQ24</text:p>
          </table:table-cell>
          <table:table-cell office:value-type="float" office:value="313" calcext:value-type="float">
            <text:p>313</text:p>
          </table:table-cell>
          <table:table-cell table:formula="of:=[.F26]-[.F25]" office:value-type="float" office:value="207" calcext:value-type="float">
            <text:p>207</text:p>
          </table:table-cell>
          <table:table-cell table:formula="of:=[.C26]/[.D26]" office:value-type="float" office:value="1.51207729468599" calcext:value-type="float">
            <text:p>1,51207729468599</text:p>
          </table:table-cell>
          <table:table-cell table:formula="of:==INT([.G26])*60 + ROUND(([.G26] - INT([.G26]))*100; 0)" office:value-type="float" office:value="3016" calcext:value-type="float">
            <text:p>3016</text:p>
          </table:table-cell>
          <table:table-cell office:value-type="float" office:value="50.16" calcext:value-type="float">
            <text:p>50,16</text:p>
          </table:table-cell>
          <table:table-cell office:value-type="float" office:value="8.37" calcext:value-type="float">
            <text:p>8,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groupe</text:p>
          </table:table-cell>
          <table:table-cell office:value-type="string" calcext:value-type="string">
            <text:p>SEQ25</text:p>
          </table:table-cell>
          <table:table-cell office:value-type="float" office:value="98" calcext:value-type="float">
            <text:p>98</text:p>
          </table:table-cell>
          <table:table-cell table:formula="of:=[.F27]-[.F26]" office:value-type="float" office:value="44" calcext:value-type="float">
            <text:p>44</text:p>
          </table:table-cell>
          <table:table-cell table:formula="of:=[.C27]/[.D27]" office:value-type="float" office:value="2.22727272727273" calcext:value-type="float">
            <text:p>2,22727272727273</text:p>
          </table:table-cell>
          <table:table-cell table:formula="of:==INT([.G27])*60 + ROUND(([.G27] - INT([.G27]))*100; 0)" office:value-type="float" office:value="3060" calcext:value-type="float">
            <text:p>3060</text:p>
          </table:table-cell>
          <table:table-cell office:value-type="float" office:value="51" calcext:value-type="float">
            <text:p>51</text:p>
          </table:table-cell>
          <table:table-cell office:value-type="float" office:value="9.21" calcext:value-type="float">
            <text:p>9,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f pere</text:p>
          </table:table-cell>
          <table:table-cell office:value-type="string" calcext:value-type="string">
            <text:p>SEQ26</text:p>
          </table:table-cell>
          <table:table-cell office:value-type="float" office:value="379" calcext:value-type="float">
            <text:p>379</text:p>
          </table:table-cell>
          <table:table-cell table:formula="of:=[.F28]-[.F27]" office:value-type="float" office:value="177" calcext:value-type="float">
            <text:p>177</text:p>
          </table:table-cell>
          <table:table-cell table:formula="of:=[.C28]/[.D28]" office:value-type="float" office:value="2.14124293785311" calcext:value-type="float">
            <text:p>2,14124293785311</text:p>
          </table:table-cell>
          <table:table-cell table:formula="of:==INT([.G28])*60 + ROUND(([.G28] - INT([.G28]))*100; 0)" office:value-type="float" office:value="3237" calcext:value-type="float">
            <text:p>3237</text:p>
          </table:table-cell>
          <table:table-cell office:value-type="float" office:value="53.57" calcext:value-type="float">
            <text:p>53,57</text:p>
          </table:table-cell>
          <table:table-cell office:value-type="float" office:value="12.18" calcext:value-type="float">
            <text:p>12,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fs ange toin ber</text:p>
          </table:table-cell>
          <table:table-cell office:value-type="string" calcext:value-type="string">
            <text:p>SEQ27</text:p>
          </table:table-cell>
          <table:table-cell office:value-type="float" office:value="337" calcext:value-type="float">
            <text:p>337</text:p>
          </table:table-cell>
          <table:table-cell table:formula="of:=[.F29]-[.F28]" office:value-type="float" office:value="147" calcext:value-type="float">
            <text:p>147</text:p>
          </table:table-cell>
          <table:table-cell table:formula="of:=[.C29]/[.D29]" office:value-type="float" office:value="2.29251700680272" calcext:value-type="float">
            <text:p>2,29251700680272</text:p>
          </table:table-cell>
          <table:table-cell table:formula="of:==INT([.G29])*60 + ROUND(([.G29] - INT([.G29]))*100; 0)" office:value-type="float" office:value="3384" calcext:value-type="float">
            <text:p>3384</text:p>
          </table:table-cell>
          <table:table-cell office:value-type="float" office:value="56.24" calcext:value-type="float">
            <text:p>56,24</text:p>
          </table:table-cell>
          <table:table-cell table:style-name="ce2" office:value-type="float" office:value="55.32" calcext:value-type="float">
            <text:p>55,32</text:p>
          </table:table-cell>
          <table:table-cell office:value-type="float" office:value="0.52" calcext:value-type="float">
            <text:p>0,52</text:p>
          </table:table-cell>
          <table:table-cell office:value-type="string" calcext:value-type="string">
            <text:p>fin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te intro</text:p>
          </table:table-cell>
          <table:table-cell office:value-type="string" calcext:value-type="string">
            <text:p>SEQ28</text:p>
          </table:table-cell>
          <table:table-cell office:value-type="float" office:value="154" calcext:value-type="float">
            <text:p>154</text:p>
          </table:table-cell>
          <table:table-cell table:formula="of:=[.F30]-[.F29]" office:value-type="float" office:value="98" calcext:value-type="float">
            <text:p>98</text:p>
          </table:table-cell>
          <table:table-cell table:formula="of:=[.C30]/[.D30]" office:value-type="float" office:value="1.57142857142857" calcext:value-type="float">
            <text:p>1,57142857142857</text:p>
          </table:table-cell>
          <table:table-cell table:formula="of:==INT([.G30])*60 + ROUND(([.G30] - INT([.G30]))*100; 0)" office:value-type="float" office:value="3482" calcext:value-type="float">
            <text:p>3482</text:p>
          </table:table-cell>
          <table:table-cell office:value-type="float" office:value="58.02" calcext:value-type="float">
            <text:p>58,02</text:p>
          </table:table-cell>
          <table:table-cell office:value-type="float" office:value="2.23" calcext:value-type="float">
            <text:p>2,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ante </text:p>
          </table:table-cell>
          <table:table-cell office:value-type="string" calcext:value-type="string">
            <text:p>SEQ29</text:p>
          </table:table-cell>
          <table:table-cell office:value-type="float" office:value="574" calcext:value-type="float">
            <text:p>574</text:p>
          </table:table-cell>
          <table:table-cell table:formula="of:=[.F31]-[.F30]" office:value-type="float" office:value="350" calcext:value-type="float">
            <text:p>350</text:p>
          </table:table-cell>
          <table:table-cell table:formula="of:=[.C31]/[.D31]" office:value-type="float" office:value="1.64" calcext:value-type="float">
            <text:p>1,64</text:p>
          </table:table-cell>
          <table:table-cell table:formula="of:==INT([.G31])*60 + ROUND(([.G31] - INT([.G31]))*100; 0)" office:value-type="float" office:value="3832" calcext:value-type="float">
            <text:p>3832</text:p>
          </table:table-cell>
          <table:table-cell office:value-type="float" office:value="63.52" calcext:value-type="float">
            <text:p>63,52</text:p>
          </table:table-cell>
          <table:table-cell office:value-type="float" office:value="8.13" calcext:value-type="float">
            <text:p>8,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ra</text:p>
          </table:table-cell>
          <table:table-cell office:value-type="string" calcext:value-type="string">
            <text:p>SEQ30</text:p>
          </table:table-cell>
          <table:table-cell office:value-type="float" office:value="177" calcext:value-type="float">
            <text:p>177</text:p>
          </table:table-cell>
          <table:table-cell table:formula="of:=[.F32]-[.F31]" office:value-type="float" office:value="171" calcext:value-type="float">
            <text:p>171</text:p>
          </table:table-cell>
          <table:table-cell table:formula="of:=[.C32]/[.D32]" office:value-type="float" office:value="1.03508771929825" calcext:value-type="float">
            <text:p>1,03508771929825</text:p>
          </table:table-cell>
          <table:table-cell table:formula="of:==INT([.G32])*60 + ROUND(([.G32] - INT([.G32]))*100; 0)" office:value-type="float" office:value="4003" calcext:value-type="float">
            <text:p>4003</text:p>
          </table:table-cell>
          <table:table-cell office:value-type="float" office:value="66.43" calcext:value-type="float">
            <text:p>66,43</text:p>
          </table:table-cell>
          <table:table-cell office:value-type="float" office:value="11.04" calcext:value-type="float">
            <text:p>11,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SEQ31</text:p>
          </table:table-cell>
          <table:table-cell office:value-type="float" office:value="0" calcext:value-type="float">
            <text:p>0</text:p>
          </table:table-cell>
          <table:table-cell table:formula="of:=[.F33]-[.F32]" office:value-type="float" office:value="100" calcext:value-type="float">
            <text:p>100</text:p>
          </table:table-cell>
          <table:table-cell table:formula="of:=[.C33]/[.D33]" office:value-type="float" office:value="0" calcext:value-type="float">
            <text:p>0</text:p>
          </table:table-cell>
          <table:table-cell table:formula="of:==INT([.G33])*60 + ROUND(([.G33] - INT([.G33]))*100; 0)" office:value-type="float" office:value="4103" calcext:value-type="float">
            <text:p>4103</text:p>
          </table:table-cell>
          <table:table-cell office:value-type="float" office:value="68.23" calcext:value-type="float">
            <text:p>68,23</text:p>
          </table:table-cell>
          <table:table-cell office:value-type="float" office:value="12.44" calcext:value-type="float">
            <text:p>12,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ra2</text:p>
          </table:table-cell>
          <table:table-cell office:value-type="string" calcext:value-type="string">
            <text:p>SEQ32</text:p>
          </table:table-cell>
          <table:table-cell office:value-type="float" office:value="70" calcext:value-type="float">
            <text:p>70</text:p>
          </table:table-cell>
          <table:table-cell table:formula="of:=[.F34]-[.F33]" office:value-type="float" office:value="33" calcext:value-type="float">
            <text:p>33</text:p>
          </table:table-cell>
          <table:table-cell table:formula="of:=[.C34]/[.D34]" office:value-type="float" office:value="2.12121212121212" calcext:value-type="float">
            <text:p>2,12121212121212</text:p>
          </table:table-cell>
          <table:table-cell table:formula="of:==INT([.G34])*60 + ROUND(([.G34] - INT([.G34]))*100; 0)" office:value-type="float" office:value="4136" calcext:value-type="float">
            <text:p>4136</text:p>
          </table:table-cell>
          <table:table-cell office:value-type="float" office:value="68.56" calcext:value-type="float">
            <text:p>68,56</text:p>
          </table:table-cell>
          <table:table-cell office:value-type="float" office:value="13.17" calcext:value-type="float">
            <text:p>13,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liere/diaf</text:p>
          </table:table-cell>
          <table:table-cell office:value-type="string" calcext:value-type="string">
            <text:p>SEQ33</text:p>
          </table:table-cell>
          <table:table-cell office:value-type="float" office:value="72" calcext:value-type="float">
            <text:p>72</text:p>
          </table:table-cell>
          <table:table-cell table:formula="of:=[.F35]-[.F34]" office:value-type="float" office:value="115" calcext:value-type="float">
            <text:p>115</text:p>
          </table:table-cell>
          <table:table-cell table:formula="of:=[.C35]/[.D35]" office:value-type="float" office:value="0.626086956521739" calcext:value-type="float">
            <text:p>0,626086956521739</text:p>
          </table:table-cell>
          <table:table-cell table:formula="of:==INT([.G35])*60 + ROUND(([.G35] - INT([.G35]))*100; 0)" office:value-type="float" office:value="4251" calcext:value-type="float">
            <text:p>4251</text:p>
          </table:table-cell>
          <table:table-cell office:value-type="float" office:value="70.51" calcext:value-type="float">
            <text:p>70,51</text:p>
          </table:table-cell>
          <table:table-cell table:style-name="ce2" office:value-type="float" office:value="69.25" calcext:value-type="float">
            <text:p>69,25</text:p>
          </table:table-cell>
          <table:table-cell office:value-type="float" office:value="1.26" calcext:value-type="float">
            <text:p>1,26</text:p>
          </table:table-cell>
          <table:table-cell office:value-type="string" calcext:value-type="string">
            <text:p>fin5</text:p>
          </table:table-cell>
          <table:table-cell table:formula="of:=69+13+13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ique /thomas / beralde</text:p>
          </table:table-cell>
          <table:table-cell office:value-type="string" calcext:value-type="string">
            <text:p>SEQ34</text:p>
          </table:table-cell>
          <table:table-cell office:value-type="float" office:value="509" calcext:value-type="float">
            <text:p>509</text:p>
          </table:table-cell>
          <table:table-cell table:formula="of:=[.F36]-[.F35]" office:value-type="float" office:value="147" calcext:value-type="float">
            <text:p>147</text:p>
          </table:table-cell>
          <table:table-cell table:formula="of:=[.C36]/[.D36]" office:value-type="float" office:value="3.46258503401361" calcext:value-type="float">
            <text:p>3,46258503401361</text:p>
          </table:table-cell>
          <table:table-cell table:formula="of:==INT([.G36])*60 + ROUND(([.G36] - INT([.G36]))*100; 0)" office:value-type="float" office:value="4398" calcext:value-type="float">
            <text:p>4398</text:p>
          </table:table-cell>
          <table:table-cell office:value-type="float" office:value="73.18" calcext:value-type="float">
            <text:p>73,18</text:p>
          </table:table-cell>
          <table:table-cell office:value-type="float" office:value="3.53" calcext:value-type="float">
            <text:p>3,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ge beline</text:p>
          </table:table-cell>
          <table:table-cell office:value-type="string" calcext:value-type="string">
            <text:p>SEQ35</text:p>
          </table:table-cell>
          <table:table-cell office:value-type="float" office:value="431" calcext:value-type="float">
            <text:p>431</text:p>
          </table:table-cell>
          <table:table-cell table:formula="of:=[.F37]-[.F36]" office:value-type="float" office:value="143" calcext:value-type="float">
            <text:p>143</text:p>
          </table:table-cell>
          <table:table-cell table:formula="of:=[.C37]/[.D37]" office:value-type="float" office:value="3.01398601398601" calcext:value-type="float">
            <text:p>3,01398601398601</text:p>
          </table:table-cell>
          <table:table-cell table:formula="of:==INT([.G37])*60 + ROUND(([.G37] - INT([.G37]))*100; 0)" office:value-type="float" office:value="4541" calcext:value-type="float">
            <text:p>4541</text:p>
          </table:table-cell>
          <table:table-cell office:value-type="float" office:value="75.41" calcext:value-type="float">
            <text:p>75,41</text:p>
          </table:table-cell>
          <table:table-cell office:value-type="float" office:value="6.16" calcext:value-type="float">
            <text:p>6,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 revoirs</text:p>
          </table:table-cell>
          <table:table-cell office:value-type="string" calcext:value-type="string">
            <text:p>SEQ36</text:p>
          </table:table-cell>
          <table:table-cell office:value-type="float" office:value="37" calcext:value-type="float">
            <text:p>37</text:p>
          </table:table-cell>
          <table:table-cell table:formula="of:=[.F38]-[.F37]" office:value-type="float" office:value="35" calcext:value-type="float">
            <text:p>35</text:p>
          </table:table-cell>
          <table:table-cell table:formula="of:=[.C38]/[.D38]" office:value-type="float" office:value="1.05714285714286" calcext:value-type="float">
            <text:p>1,05714285714286</text:p>
          </table:table-cell>
          <table:table-cell table:formula="of:==INT([.G38])*60 + ROUND(([.G38] - INT([.G38]))*100; 0)" office:value-type="float" office:value="4576" calcext:value-type="float">
            <text:p>4576</text:p>
          </table:table-cell>
          <table:table-cell office:value-type="float" office:value="76.16" calcext:value-type="float">
            <text:p>76,16</text:p>
          </table:table-cell>
          <table:table-cell office:value-type="float" office:value="6.51" calcext:value-type="float">
            <text:p>6,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i</text:p>
          </table:table-cell>
          <table:table-cell office:value-type="string" calcext:value-type="string">
            <text:p>SEQ37</text:p>
          </table:table-cell>
          <table:table-cell office:value-type="float" office:value="0" calcext:value-type="float">
            <text:p>0</text:p>
          </table:table-cell>
          <table:table-cell table:formula="of:=[.F39]-[.F38]" office:value-type="float" office:value="199" calcext:value-type="float">
            <text:p>199</text:p>
          </table:table-cell>
          <table:table-cell table:formula="of:=[.C39]/[.D39]" office:value-type="float" office:value="0" calcext:value-type="float">
            <text:p>0</text:p>
          </table:table-cell>
          <table:table-cell table:formula="of:==INT([.G39])*60 + ROUND(([.G39] - INT([.G39]))*100; 0)" office:value-type="float" office:value="4775" calcext:value-type="float">
            <text:p>4775</text:p>
          </table:table-cell>
          <table:table-cell office:value-type="float" office:value="79.35" calcext:value-type="float">
            <text:p>79,35</text:p>
          </table:table-cell>
          <table:table-cell office:value-type="float" office:value="10.1" calcext:value-type="float">
            <text:p>1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prit madeliene</text:p>
          </table:table-cell>
          <table:table-cell office:value-type="string" calcext:value-type="string">
            <text:p>SEQ38</text:p>
          </table:table-cell>
          <table:table-cell office:value-type="float" office:value="2334" calcext:value-type="float">
            <text:p>2334</text:p>
          </table:table-cell>
          <table:table-cell table:formula="of:=[.F40]-[.F39]" office:value-type="float" office:value="1086" calcext:value-type="float">
            <text:p>1086</text:p>
          </table:table-cell>
          <table:table-cell table:formula="of:=[.C40]/[.D40]" office:value-type="float" office:value="2.14917127071823" calcext:value-type="float">
            <text:p>2,14917127071823</text:p>
          </table:table-cell>
          <table:table-cell table:formula="of:==INT([.G40])*60 + ROUND(([.G40] - INT([.G40]))*100; 0)" office:value-type="float" office:value="5861" calcext:value-type="float">
            <text:p>5861</text:p>
          </table:table-cell>
          <table:table-cell office:value-type="float" office:value="97.41" calcext:value-type="float">
            <text:p>97,41</text:p>
          </table:table-cell>
          <table:table-cell table:style-name="ce2" office:value-type="float" office:value="97.11" calcext:value-type="float">
            <text:p>97,1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fin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deleine moliere</text:p>
          </table:table-cell>
          <table:table-cell office:value-type="string" calcext:value-type="string">
            <text:p>SEQ39</text:p>
          </table:table-cell>
          <table:table-cell office:value-type="float" office:value="621" calcext:value-type="float">
            <text:p>621</text:p>
          </table:table-cell>
          <table:table-cell table:formula="of:=[.F41]-[.F40]" office:value-type="float" office:value="761" calcext:value-type="float">
            <text:p>761</text:p>
          </table:table-cell>
          <table:table-cell table:formula="of:=[.C41]/[.D41]" office:value-type="float" office:value="0.816031537450723" calcext:value-type="float">
            <text:p>0,816031537450723</text:p>
          </table:table-cell>
          <table:table-cell table:formula="of:==INT([.G41])*60 + ROUND(([.G41] - INT([.G41]))*100; 0)" office:value-type="float" office:value="6622" calcext:value-type="float">
            <text:p>6622</text:p>
          </table:table-cell>
          <table:table-cell office:value-type="float" office:value="110.22" calcext:value-type="float">
            <text:p>110,22</text:p>
          </table:table-cell>
          <table:table-cell office:value-type="float" office:value="13.11" calcext:value-type="float">
            <text:p>13,1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transi silence</text:p>
          </table:table-cell>
          <table:table-cell office:value-type="string" calcext:value-type="string">
            <text:p>SEQ40</text:p>
          </table:table-cell>
          <table:table-cell office:value-type="float" office:value="0" calcext:value-type="float">
            <text:p>0</text:p>
          </table:table-cell>
          <table:table-cell table:formula="of:=[.F42]-[.F41]" office:value-type="float" office:value="19" calcext:value-type="float">
            <text:p>19</text:p>
          </table:table-cell>
          <table:table-cell table:formula="of:=[.C42]/[.D42]" office:value-type="float" office:value="0" calcext:value-type="float">
            <text:p>0</text:p>
          </table:table-cell>
          <table:table-cell table:formula="of:==INT([.G42])*60 + ROUND(([.G42] - INT([.G42]))*100; 0)" office:value-type="float" office:value="6641" calcext:value-type="float">
            <text:p>6641</text:p>
          </table:table-cell>
          <table:table-cell office:value-type="float" office:value="110.41" calcext:value-type="float">
            <text:p>110,41</text:p>
          </table:table-cell>
          <table:table-cell office:value-type="float" office:value="13.3" calcext:value-type="float">
            <text:p>13,3</text:p>
          </table:table-cell>
          <table:table-cell table:number-columns-repeated="3"/>
          <table:table-cell table:formula="of:=SUM([.L40:.L41])" office:value-type="float" office:value="110" calcext:value-type="float">
            <text:p>110</text:p>
          </table:table-cell>
          <table:table-cell table:formula="of:=SUM([.M40:.M41]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Intro beralde moliere</text:p>
          </table:table-cell>
          <table:table-cell office:value-type="string" calcext:value-type="string">
            <text:p>SEQ41</text:p>
          </table:table-cell>
          <table:table-cell office:value-type="float" office:value="138" calcext:value-type="float">
            <text:p>138</text:p>
          </table:table-cell>
          <table:table-cell table:formula="of:=[.F43]-[.F42]" office:value-type="float" office:value="129" calcext:value-type="float">
            <text:p>129</text:p>
          </table:table-cell>
          <table:table-cell table:formula="of:=[.C43]/[.D43]" office:value-type="float" office:value="1.06976744186047" calcext:value-type="float">
            <text:p>1,06976744186047</text:p>
          </table:table-cell>
          <table:table-cell table:formula="of:==INT([.G43])*60 + ROUND(([.G43] - INT([.G43]))*100; 0)" office:value-type="float" office:value="6770" calcext:value-type="float">
            <text:p>6770</text:p>
          </table:table-cell>
          <table:table-cell office:value-type="float" office:value="112.5" calcext:value-type="float">
            <text:p>112,5</text:p>
          </table:table-cell>
          <table:table-cell table:style-name="ce2" office:value-type="float" office:value="112.16" calcext:value-type="float">
            <text:p>112,16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Fin8+9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sique</text:p>
          </table:table-cell>
          <table:table-cell office:value-type="string" calcext:value-type="string">
            <text:p>SEQ42</text:p>
          </table:table-cell>
          <table:table-cell office:value-type="float" office:value="125" calcext:value-type="float">
            <text:p>125</text:p>
          </table:table-cell>
          <table:table-cell table:formula="of:=[.F44]-[.F43]" office:value-type="float" office:value="191" calcext:value-type="float">
            <text:p>191</text:p>
          </table:table-cell>
          <table:table-cell table:formula="of:=[.C44]/[.D44]" office:value-type="float" office:value="0.654450261780105" calcext:value-type="float">
            <text:p>0,654450261780105</text:p>
          </table:table-cell>
          <table:table-cell table:formula="of:==INT([.G44])*60 + ROUND(([.G44] - INT([.G44]))*100; 0)" office:value-type="float" office:value="6961" calcext:value-type="float">
            <text:p>6961</text:p>
          </table:table-cell>
          <table:table-cell office:value-type="float" office:value="116.01" calcext:value-type="float">
            <text:p>116,01</text:p>
          </table:table-cell>
          <table:table-cell office:value-type="float" office:value="3.45" calcext:value-type="float">
            <text:p>3,45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eralde moliere</text:p>
          </table:table-cell>
          <table:table-cell office:value-type="string" calcext:value-type="string">
            <text:p>SEQ43</text:p>
          </table:table-cell>
          <table:table-cell office:value-type="float" office:value="1850" calcext:value-type="float">
            <text:p>1850</text:p>
          </table:table-cell>
          <table:table-cell table:formula="of:=[.F45]-[.F44]" office:value-type="float" office:value="759" calcext:value-type="float">
            <text:p>759</text:p>
          </table:table-cell>
          <table:table-cell table:formula="of:=[.C45]/[.D45]" office:value-type="float" office:value="2.43741765480896" calcext:value-type="float">
            <text:p>2,43741765480896</text:p>
          </table:table-cell>
          <table:table-cell table:formula="of:==INT([.G45])*60 + ROUND(([.G45] - INT([.G45]))*100; 0)" office:value-type="float" office:value="7720" calcext:value-type="float">
            <text:p>7720</text:p>
          </table:table-cell>
          <table:table-cell office:value-type="float" office:value="128.4" calcext:value-type="float">
            <text:p>128,4</text:p>
          </table:table-cell>
          <table:table-cell table:style-name="ce2" office:value-type="float" office:value="126.09" calcext:value-type="float">
            <text:p>126,09</text:p>
          </table:table-cell>
          <table:table-cell office:value-type="float" office:value="2.31" calcext:value-type="float">
            <text:p>2,31</text:p>
          </table:table-cell>
          <table:table-cell office:value-type="string" calcext:value-type="string">
            <text:p>fin1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oinette moliere</text:p>
          </table:table-cell>
          <table:table-cell office:value-type="string" calcext:value-type="string">
            <text:p>SEQ44</text:p>
          </table:table-cell>
          <table:table-cell office:value-type="float" office:value="584" calcext:value-type="float">
            <text:p>584</text:p>
          </table:table-cell>
          <table:table-cell table:formula="of:=[.F46]-[.F45]" office:value-type="float" office:value="340" calcext:value-type="float">
            <text:p>340</text:p>
          </table:table-cell>
          <table:table-cell table:formula="of:=[.C46]/[.D46]" office:value-type="float" office:value="1.71764705882353" calcext:value-type="float">
            <text:p>1,71764705882353</text:p>
          </table:table-cell>
          <table:table-cell table:formula="of:==INT([.G46])*60 + ROUND(([.G46] - INT([.G46]))*100; 0)" office:value-type="float" office:value="8060" calcext:value-type="float">
            <text:p>8060</text:p>
          </table:table-cell>
          <table:table-cell office:value-type="float" office:value="134.2" calcext:value-type="float">
            <text:p>134,2</text:p>
          </table:table-cell>
          <table:table-cell office:value-type="float" office:value="8.11" calcext:value-type="float">
            <text:p>8,1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alin</text:p>
          </table:table-cell>
          <table:table-cell office:value-type="string" calcext:value-type="string">
            <text:p>SEQ45</text:p>
          </table:table-cell>
          <table:table-cell office:value-type="float" office:value="0" calcext:value-type="float">
            <text:p>0</text:p>
          </table:table-cell>
          <table:table-cell table:formula="of:=[.F47]-[.F46]" office:value-type="float" office:value="49" calcext:value-type="float">
            <text:p>49</text:p>
          </table:table-cell>
          <table:table-cell table:formula="of:=[.C47]/[.D47]" office:value-type="float" office:value="0" calcext:value-type="float">
            <text:p>0</text:p>
          </table:table-cell>
          <table:table-cell table:formula="of:==INT([.G47])*60 + ROUND(([.G47] - INT([.G47]))*100; 0)" office:value-type="float" office:value="8109" calcext:value-type="float">
            <text:p>8109</text:p>
          </table:table-cell>
          <table:table-cell office:value-type="float" office:value="135.09" calcext:value-type="float">
            <text:p>135,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SUM([.L45:.L46])" office:value-type="float" office:value="145" calcext:value-type="float">
            <text:p>145</text:p>
          </table:table-cell>
          <table:table-cell table:formula="of:=SUM([.M45:.M46]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toinette moliere</text:p>
          </table:table-cell>
          <table:table-cell office:value-type="string" calcext:value-type="string">
            <text:p>SEQ46</text:p>
          </table:table-cell>
          <table:table-cell office:value-type="float" office:value="192" calcext:value-type="float">
            <text:p>192</text:p>
          </table:table-cell>
          <table:table-cell table:formula="of:=[.F48]-[.F47]" office:value-type="float" office:value="94" calcext:value-type="float">
            <text:p>94</text:p>
          </table:table-cell>
          <table:table-cell table:formula="of:=[.C48]/[.D48]" office:value-type="float" office:value="2.04255319148936" calcext:value-type="float">
            <text:p>2,04255319148936</text:p>
          </table:table-cell>
          <table:table-cell table:formula="of:==INT([.G48])*60 + ROUND(([.G48] - INT([.G48]))*100; 0)" office:value-type="float" office:value="8203" calcext:value-type="float">
            <text:p>8203</text:p>
          </table:table-cell>
          <table:table-cell office:value-type="float" office:value="136.43" calcext:value-type="float">
            <text:p>136,43</text:p>
          </table:table-cell>
          <table:table-cell office:value-type="float" office:value="10.34" calcext:value-type="float">
            <text:p>10,34</text:p>
          </table:table-cell>
          <table:table-cell table:number-columns-repeated="4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ts</text:p>
          </table:table-cell>
          <table:table-cell office:value-type="string" calcext:value-type="string">
            <text:p>SEQ47</text:p>
          </table:table-cell>
          <table:table-cell office:value-type="float" office:value="0" calcext:value-type="float">
            <text:p>0</text:p>
          </table:table-cell>
          <table:table-cell table:formula="of:=[.F49]-[.F48]" office:value-type="float" office:value="149" calcext:value-type="float">
            <text:p>149</text:p>
          </table:table-cell>
          <table:table-cell table:formula="of:=[.C49]/[.D49]" office:value-type="float" office:value="0" calcext:value-type="float">
            <text:p>0</text:p>
          </table:table-cell>
          <table:table-cell table:formula="of:==INT([.G49])*60 + ROUND(([.G49] - INT([.G49]))*100; 0)" office:value-type="float" office:value="8352" calcext:value-type="float">
            <text:p>8352</text:p>
          </table:table-cell>
          <table:table-cell office:value-type="float" office:value="139.12" calcext:value-type="float">
            <text:p>139,12</text:p>
          </table:table-cell>
          <table:table-cell office:value-type="float" office:value="13.03" calcext:value-type="float">
            <text:p>13,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zzis</text:p>
          </table:table-cell>
          <table:table-cell office:value-type="string" calcext:value-type="string">
            <text:p>SEQ48</text:p>
          </table:table-cell>
          <table:table-cell office:value-type="float" office:value="287" calcext:value-type="float">
            <text:p>287</text:p>
          </table:table-cell>
          <table:table-cell table:formula="of:=[.F50]-[.F49]" office:value-type="float" office:value="239" calcext:value-type="float">
            <text:p>239</text:p>
          </table:table-cell>
          <table:table-cell table:formula="of:=[.C50]/[.D50]" office:value-type="float" office:value="1.20083682008368" calcext:value-type="float">
            <text:p>1,20083682008368</text:p>
          </table:table-cell>
          <table:table-cell table:formula="of:==INT([.G50])*60 + ROUND(([.G50] - INT([.G50]))*100; 0)" office:value-type="float" office:value="8591" calcext:value-type="float">
            <text:p>8591</text:p>
          </table:table-cell>
          <table:table-cell office:value-type="float" office:value="143.11" calcext:value-type="float">
            <text:p>143,11</text:p>
          </table:table-cell>
          <table:table-cell table:style-name="ce2" office:value-type="float" office:value="140.02" calcext:value-type="float">
            <text:p>140,02</text:p>
          </table:table-cell>
          <table:table-cell office:value-type="float" office:value="3.09" calcext:value-type="float">
            <text:p>3,09</text:p>
          </table:table-cell>
          <table:table-cell office:value-type="string" calcext:value-type="string">
            <text:p>fin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alde moliere toinette</text:p>
          </table:table-cell>
          <table:table-cell office:value-type="string" calcext:value-type="string">
            <text:p>SEQ49</text:p>
          </table:table-cell>
          <table:table-cell office:value-type="float" office:value="401" calcext:value-type="float">
            <text:p>401</text:p>
          </table:table-cell>
          <table:table-cell table:formula="of:=[.F51]-[.F50]" office:value-type="float" office:value="170" calcext:value-type="float">
            <text:p>170</text:p>
          </table:table-cell>
          <table:table-cell table:formula="of:=[.C51]/[.D51]" office:value-type="float" office:value="2.35882352941176" calcext:value-type="float">
            <text:p>2,35882352941176</text:p>
          </table:table-cell>
          <table:table-cell table:formula="of:==INT([.G51])*60 + ROUND(([.G51] - INT([.G51]))*100; 0)" office:value-type="float" office:value="8761" calcext:value-type="float">
            <text:p>8761</text:p>
          </table:table-cell>
          <table:table-cell office:value-type="float" office:value="146.01" calcext:value-type="float">
            <text:p>146,01</text:p>
          </table:table-cell>
          <table:table-cell office:value-type="float" office:value="5.59" calcext:value-type="float">
            <text:p>5,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line toinette</text:p>
          </table:table-cell>
          <table:table-cell office:value-type="string" calcext:value-type="string">
            <text:p>SEQ50</text:p>
          </table:table-cell>
          <table:table-cell office:value-type="float" office:value="324" calcext:value-type="float">
            <text:p>324</text:p>
          </table:table-cell>
          <table:table-cell table:formula="of:=[.F52]-[.F51]" office:value-type="float" office:value="192" calcext:value-type="float">
            <text:p>192</text:p>
          </table:table-cell>
          <table:table-cell table:formula="of:=[.C52]/[.D52]" office:value-type="float" office:value="1.6875" calcext:value-type="float">
            <text:p>1,6875</text:p>
          </table:table-cell>
          <table:table-cell table:formula="of:==INT([.G52])*60 + ROUND(([.G52] - INT([.G52]))*100; 0)" office:value-type="float" office:value="8953" calcext:value-type="float">
            <text:p>8953</text:p>
          </table:table-cell>
          <table:table-cell office:value-type="float" office:value="149.13" calcext:value-type="float">
            <text:p>149,13</text:p>
          </table:table-cell>
          <table:table-cell office:value-type="float" office:value="9.11" calcext:value-type="float">
            <text:p>9,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ge</text:p>
          </table:table-cell>
          <table:table-cell office:value-type="string" calcext:value-type="string">
            <text:p>SEQ51</text:p>
          </table:table-cell>
          <table:table-cell office:value-type="float" office:value="268" calcext:value-type="float">
            <text:p>268</text:p>
          </table:table-cell>
          <table:table-cell table:formula="of:=[.F53]-[.F52]" office:value-type="float" office:value="162" calcext:value-type="float">
            <text:p>162</text:p>
          </table:table-cell>
          <table:table-cell table:formula="of:=[.C53]/[.D53]" office:value-type="float" office:value="1.65432098765432" calcext:value-type="float">
            <text:p>1,65432098765432</text:p>
          </table:table-cell>
          <table:table-cell table:formula="of:==INT([.G53])*60 + ROUND(([.G53] - INT([.G53]))*100; 0)" office:value-type="float" office:value="9115" calcext:value-type="float">
            <text:p>9115</text:p>
          </table:table-cell>
          <table:table-cell office:value-type="float" office:value="151.55" calcext:value-type="float">
            <text:p>151,55</text:p>
          </table:table-cell>
          <table:table-cell office:value-type="float" office:value="11.53" calcext:value-type="float">
            <text:p>11,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liere reveillé</text:p>
          </table:table-cell>
          <table:table-cell office:value-type="string" calcext:value-type="string">
            <text:p>SEQ52</text:p>
          </table:table-cell>
          <table:table-cell office:value-type="float" office:value="452" calcext:value-type="float">
            <text:p>452</text:p>
          </table:table-cell>
          <table:table-cell table:formula="of:=[.F54]-[.F53]" office:value-type="float" office:value="215" calcext:value-type="float">
            <text:p>215</text:p>
          </table:table-cell>
          <table:table-cell table:formula="of:=[.C54]/[.D54]" office:value-type="float" office:value="2.10232558139535" calcext:value-type="float">
            <text:p>2,10232558139535</text:p>
          </table:table-cell>
          <table:table-cell table:formula="of:==INT([.G54])*60 + ROUND(([.G54] - INT([.G54]))*100; 0)" office:value-type="float" office:value="9330" calcext:value-type="float">
            <text:p>9330</text:p>
          </table:table-cell>
          <table:table-cell office:value-type="float" office:value="155.3" calcext:value-type="float">
            <text:p>155,3</text:p>
          </table:table-cell>
          <table:table-cell table:style-name="ce2" office:value-type="float" office:value="153.55" calcext:value-type="float">
            <text:p>153,55</text:p>
          </table:table-cell>
          <table:table-cell office:value-type="float" office:value="1.35" calcext:value-type="float">
            <text:p>1,35</text:p>
          </table:table-cell>
          <table:table-cell office:value-type="string" calcext:value-type="string">
            <text:p>fin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ence</text:p>
          </table:table-cell>
          <table:table-cell office:value-type="string" calcext:value-type="string">
            <text:p>SEQ53</text:p>
          </table:table-cell>
          <table:table-cell office:value-type="float" office:value="0" calcext:value-type="float">
            <text:p>0</text:p>
          </table:table-cell>
          <table:table-cell table:formula="of:=[.F55]-[.F54]" office:value-type="float" office:value="64" calcext:value-type="float">
            <text:p>64</text:p>
          </table:table-cell>
          <table:table-cell table:formula="of:=[.C55]/[.D55]" office:value-type="float" office:value="0" calcext:value-type="float">
            <text:p>0</text:p>
          </table:table-cell>
          <table:table-cell table:formula="of:==INT([.G55])*60 + ROUND(([.G55] - INT([.G55]))*100; 0)" office:value-type="float" office:value="9394" calcext:value-type="float">
            <text:p>9394</text:p>
          </table:table-cell>
          <table:table-cell office:value-type="float" office:value="156.34" calcext:value-type="float">
            <text:p>156,34</text:p>
          </table:table-cell>
          <table:table-cell office:value-type="float" office:value="2.39" calcext:value-type="float">
            <text:p>2,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logue fin</text:p>
          </table:table-cell>
          <table:table-cell office:value-type="string" calcext:value-type="string">
            <text:p>SEQ54</text:p>
          </table:table-cell>
          <table:table-cell office:value-type="float" office:value="89" calcext:value-type="float">
            <text:p>89</text:p>
          </table:table-cell>
          <table:table-cell table:formula="of:=[.F56]-[.F55]" office:value-type="float" office:value="71" calcext:value-type="float">
            <text:p>71</text:p>
          </table:table-cell>
          <table:table-cell table:formula="of:=[.C56]/[.D56]" office:value-type="float" office:value="1.25352112676056" calcext:value-type="float">
            <text:p>1,25352112676056</text:p>
          </table:table-cell>
          <table:table-cell table:formula="of:==INT([.G56])*60 + ROUND(([.G56] - INT([.G56]))*100; 0)" office:value-type="float" office:value="9465" calcext:value-type="float">
            <text:p>9465</text:p>
          </table:table-cell>
          <table:table-cell office:value-type="float" office:value="157.45" calcext:value-type="float">
            <text:p>157,45</text:p>
          </table:table-cell>
          <table:table-cell office:value-type="float" office:value="3.5" calcext:value-type="float">
            <text:p>3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e de fin</text:p>
          </table:table-cell>
          <table:table-cell office:value-type="string" calcext:value-type="string">
            <text:p>SEQ55</text:p>
          </table:table-cell>
          <table:table-cell office:value-type="float" office:value="0" calcext:value-type="float">
            <text:p>0</text:p>
          </table:table-cell>
          <table:table-cell table:formula="of:=[.F57]-[.F56]" office:value-type="float" office:value="28" calcext:value-type="float">
            <text:p>28</text:p>
          </table:table-cell>
          <table:table-cell table:formula="of:=[.C57]/[.D57]" office:value-type="float" office:value="0" calcext:value-type="float">
            <text:p>0</text:p>
          </table:table-cell>
          <table:table-cell table:formula="of:==INT([.G57])*60 + ROUND(([.G57] - INT([.G57]))*100; 0)" office:value-type="float" office:value="9493" calcext:value-type="float">
            <text:p>9493</text:p>
          </table:table-cell>
          <table:table-cell office:value-type="float" office:value="158.13" calcext:value-type="float">
            <text:p>158,13</text:p>
          </table:table-cell>
          <table:table-cell office:value-type="float" office:value="4.18" calcext:value-type="float">
            <text:p>4,18</text:p>
          </table:table-cell>
          <table:table-cell/>
          <table:table-cell office:value-type="string" calcext:value-type="string">
            <text:p>fin13</text:p>
          </table:table-cell>
          <table:table-cell table:number-columns-repeated="3"/>
        </table:table-row>
        <table:table-row table:style-name="ro1" table:number-rows-repeated="104851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8T14:08:41.889000000</meta:creation-date>
    <dc:date>2025-06-20T12:04:06.032000000</dc:date>
    <meta:editing-duration>PT5H12M37S</meta:editing-duration>
    <meta:editing-cycles>20</meta:editing-cycles>
    <meta:generator>LibreOffice/7.5.2.2$Windows_X86_64 LibreOffice_project/53bb9681a964705cf672590721dbc85eb4d0c3a2</meta:generator>
    <meta:document-statistic meta:table-count="1" meta:cell-count="480" meta:object-count="0"/>
  </office:meta>
</office:document-meta>
</file>